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3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 style:data-style-name="N2" text:time-value="13:44:24.362160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5-11T13:47:26.304412804</dc:date>
    <meta:editing-duration>PT44M19S</meta:editing-duration>
    <meta:editing-cycles>8</meta:editing-cycles>
    <meta:document-statistic meta:table-count="2" meta:cell-count="3755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